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Garuda" svg:font-family="Garud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e598cd" officeooo:paragraph-rsid="00f0fd6e"/>
    </style:style>
    <style:style style:name="P2" style:family="paragraph" style:parent-style-name="Text_20_body">
      <style:text-properties officeooo:rsid="00e598cd" officeooo:paragraph-rsid="011dc595"/>
    </style:style>
    <style:style style:name="P3" style:family="paragraph" style:parent-style-name="Text_20_body">
      <style:text-properties officeooo:rsid="00e598cd" officeooo:paragraph-rsid="0120febc"/>
    </style:style>
    <style:style style:name="P4" style:family="paragraph" style:parent-style-name="Text_20_body">
      <style:text-properties officeooo:rsid="00e598cd" officeooo:paragraph-rsid="01232e93"/>
    </style:style>
    <style:style style:name="P5" style:family="paragraph" style:parent-style-name="Text_20_body">
      <style:text-properties officeooo:rsid="00f4c05a" officeooo:paragraph-rsid="00f4c05a"/>
    </style:style>
    <style:style style:name="P6" style:family="paragraph" style:parent-style-name="Text_20_body">
      <style:text-properties fo:font-size="7pt" officeooo:rsid="00758099" officeooo:paragraph-rsid="011bed83" style:font-size-asian="7pt" style:font-size-complex="7pt"/>
    </style:style>
    <style:style style:name="P7" style:family="paragraph" style:parent-style-name="Text_20_body">
      <style:text-properties officeooo:rsid="012387c9" officeooo:paragraph-rsid="012387c9"/>
    </style:style>
    <style:style style:name="P8" style:family="paragraph" style:parent-style-name="Preformatted_20_Text">
      <style:text-properties fo:font-size="7pt" officeooo:rsid="01118ebf" officeooo:paragraph-rsid="00f4c05a" style:font-size-asian="7pt" style:font-size-complex="7pt"/>
    </style:style>
    <style:style style:name="P9" style:family="paragraph" style:parent-style-name="Heading_20_3">
      <style:text-properties officeooo:paragraph-rsid="013a62d8"/>
    </style:style>
    <style:style style:name="P10" style:family="paragraph" style:parent-style-name="Heading_20_3">
      <style:text-properties officeooo:paragraph-rsid="01442cd8"/>
    </style:style>
    <style:style style:name="P11" style:family="paragraph" style:parent-style-name="Heading_20_3">
      <style:text-properties officeooo:paragraph-rsid="01473fac"/>
    </style:style>
    <style:style style:name="P12" style:family="paragraph" style:parent-style-name="Heading_20_3">
      <style:text-properties officeooo:paragraph-rsid="014ce165"/>
    </style:style>
    <style:style style:name="P13" style:family="paragraph" style:parent-style-name="Heading_20_3">
      <style:text-properties officeooo:paragraph-rsid="01553431"/>
    </style:style>
    <style:style style:name="P14" style:family="paragraph" style:parent-style-name="Heading_20_3">
      <style:text-properties officeooo:paragraph-rsid="015b7949"/>
    </style:style>
    <style:style style:name="P15" style:family="paragraph" style:parent-style-name="Heading_20_3">
      <style:text-properties officeooo:paragraph-rsid="0164b85b"/>
    </style:style>
    <style:style style:name="P16" style:family="paragraph" style:parent-style-name="Heading_20_3">
      <style:text-properties officeooo:paragraph-rsid="01720156"/>
    </style:style>
    <style:style style:name="P17" style:family="paragraph" style:parent-style-name="Standard">
      <style:paragraph-properties style:line-height-at-least="0.198in"/>
      <style:text-properties fo:color="#000000" officeooo:paragraph-rsid="015ff8b9" fo:background-color="#ffffff"/>
    </style:style>
    <style:style style:name="P18" style:family="paragraph" style:parent-style-name="Standard">
      <style:paragraph-properties style:line-height-at-least="0.198in"/>
      <style:text-properties fo:color="#000000" officeooo:paragraph-rsid="0164b85b" fo:background-color="#ffffff"/>
    </style:style>
    <style:style style:name="P19" style:family="paragraph" style:parent-style-name="Standard">
      <style:paragraph-properties style:line-height-at-least="0.198in"/>
      <style:text-properties fo:color="#000000" officeooo:paragraph-rsid="016ad63e" fo:background-color="#ffffff"/>
    </style:style>
    <style:style style:name="P20" style:family="paragraph" style:parent-style-name="Standard">
      <style:paragraph-properties style:line-height-at-least="0.198in"/>
      <style:text-properties fo:color="#000000" fo:font-size="8pt" officeooo:rsid="01330442" officeooo:paragraph-rsid="014ed182" fo:background-color="#ffffff" style:font-size-asian="8pt" style:font-size-complex="8pt"/>
    </style:style>
    <style:style style:name="P21" style:family="paragraph" style:parent-style-name="Standard">
      <style:paragraph-properties style:line-height-at-least="0.198in"/>
      <style:text-properties fo:color="#000000" style:font-name="DejaVu Sans" fo:font-size="8pt" fo:background-color="#ffffff" style:font-size-asian="8pt" style:font-size-complex="8pt"/>
    </style:style>
    <style:style style:name="P22" style:family="paragraph" style:parent-style-name="Standard">
      <style:paragraph-properties style:line-height-at-least="0.198in"/>
      <style:text-properties fo:color="#000000" style:font-name="DejaVu Sans" fo:font-size="8pt" officeooo:paragraph-rsid="01343f64" fo:background-color="#ffffff" style:font-size-asian="8pt" style:font-size-complex="8pt"/>
    </style:style>
    <style:style style:name="P23" style:family="paragraph" style:parent-style-name="Standard">
      <style:paragraph-properties style:line-height-at-least="0.198in"/>
      <style:text-properties fo:color="#000000" style:font-name="DejaVu Sans" fo:font-size="8pt" officeooo:paragraph-rsid="0141bf8d" fo:background-color="#ffffff" style:font-size-asian="8pt" style:font-size-complex="8pt"/>
    </style:style>
    <style:style style:name="P24" style:family="paragraph" style:parent-style-name="Standard">
      <style:paragraph-properties style:line-height-at-least="0.198in"/>
      <style:text-properties fo:color="#000000" style:font-name="DejaVu Sans" fo:font-size="8pt" officeooo:paragraph-rsid="01442cd8" fo:background-color="#ffffff" style:font-size-asian="8pt" style:font-size-complex="8pt"/>
    </style:style>
    <style:style style:name="P25" style:family="paragraph" style:parent-style-name="Standard">
      <style:paragraph-properties style:line-height-at-least="0.198in"/>
      <style:text-properties fo:color="#000000" style:font-name="DejaVu Sans" fo:font-size="8pt" officeooo:paragraph-rsid="01473fac" fo:background-color="#ffffff" style:font-size-asian="8pt" style:font-size-complex="8pt"/>
    </style:style>
    <style:style style:name="P26" style:family="paragraph" style:parent-style-name="Standard">
      <style:paragraph-properties style:line-height-at-least="0.198in"/>
      <style:text-properties fo:color="#000000" style:font-name="DejaVu Sans" fo:font-size="8pt" officeooo:paragraph-rsid="014ed182" fo:background-color="#ffffff" style:font-size-asian="8pt" style:font-size-complex="8pt"/>
    </style:style>
    <style:style style:name="P27" style:family="paragraph" style:parent-style-name="Standard">
      <style:paragraph-properties style:line-height-at-least="0.198in"/>
      <style:text-properties fo:color="#000000" style:font-name="DejaVu Sans" fo:font-size="8pt" officeooo:paragraph-rsid="01553431" fo:background-color="#ffffff"/>
    </style:style>
    <style:style style:name="P28" style:family="paragraph" style:parent-style-name="Standard">
      <style:paragraph-properties style:line-height-at-least="0.198in"/>
      <style:text-properties fo:color="#000000" style:font-name="DejaVu Sans" fo:font-size="8pt" fo:font-weight="normal" fo:background-color="#ffffff" style:font-size-asian="8pt" style:font-size-complex="8pt"/>
    </style:style>
    <style:style style:name="P29" style:family="paragraph" style:parent-style-name="Standard">
      <style:paragraph-properties style:line-height-at-least="0.198in"/>
      <style:text-properties officeooo:paragraph-rsid="01343f64"/>
    </style:style>
    <style:style style:name="P30" style:family="paragraph" style:parent-style-name="Standard">
      <style:paragraph-properties style:line-height-at-least="0.198in"/>
      <style:text-properties style:font-name="DejaVu Sans" fo:font-size="8pt" officeooo:rsid="01330442" officeooo:paragraph-rsid="01330442" style:font-size-asian="8pt" style:font-size-complex="8pt"/>
    </style:style>
    <style:style style:name="P31" style:family="paragraph" style:parent-style-name="Standard">
      <style:paragraph-properties style:line-height-at-least="0.198in"/>
      <style:text-properties officeooo:rsid="01330442" officeooo:paragraph-rsid="0141bf8d"/>
    </style:style>
    <style:style style:name="P32" style:family="paragraph" style:parent-style-name="Standard">
      <style:paragraph-properties style:line-height-at-least="0.198in"/>
      <style:text-properties officeooo:rsid="01330442" officeooo:paragraph-rsid="01442cd8"/>
    </style:style>
    <style:style style:name="P33" style:family="paragraph" style:parent-style-name="Standard">
      <style:paragraph-properties style:line-height-at-least="0.198in"/>
      <style:text-properties officeooo:rsid="01330442" officeooo:paragraph-rsid="01473fac"/>
    </style:style>
    <style:style style:name="P34" style:family="paragraph" style:parent-style-name="Standard">
      <style:paragraph-properties style:line-height-at-least="0.198in"/>
      <style:text-properties officeooo:rsid="01330442" officeooo:paragraph-rsid="014ed182"/>
    </style:style>
    <style:style style:name="P35" style:family="paragraph" style:parent-style-name="Standard">
      <style:paragraph-properties style:line-height-at-least="0.198in"/>
      <style:text-properties officeooo:rsid="01330442" officeooo:paragraph-rsid="01553431"/>
    </style:style>
    <style:style style:name="P36" style:family="paragraph" style:parent-style-name="Standard" style:master-page-name="">
      <style:paragraph-properties style:page-number="auto"/>
      <style:text-properties style:font-name="DejaVu Sans" fo:font-size="8pt" officeooo:rsid="01118ebf" officeooo:paragraph-rsid="00f4c05a" style:font-size-asian="8pt" style:font-size-complex="8pt"/>
    </style:style>
    <style:style style:name="P37" style:family="paragraph" style:parent-style-name="Text_20_body" style:list-style-name="L1">
      <style:text-properties officeooo:rsid="00e598cd" officeooo:paragraph-rsid="011dc595"/>
    </style:style>
    <style:style style:name="P38" style:family="paragraph" style:parent-style-name="Text_20_body" style:list-style-name="L1">
      <style:text-properties officeooo:rsid="00e598cd" officeooo:paragraph-rsid="00f4c05a"/>
    </style:style>
    <style:style style:name="P39" style:family="paragraph" style:parent-style-name="Text_20_body" style:list-style-name="L1">
      <style:text-properties officeooo:rsid="00e598cd" officeooo:paragraph-rsid="00ea0428"/>
    </style:style>
    <style:style style:name="P40" style:family="paragraph" style:parent-style-name="Text_20_body" style:list-style-name="L1">
      <style:text-properties officeooo:rsid="00e598cd" officeooo:paragraph-rsid="0103f66f"/>
    </style:style>
    <style:style style:name="P41" style:family="paragraph" style:parent-style-name="Text_20_body" style:list-style-name="L1">
      <style:text-properties officeooo:rsid="011dc595" officeooo:paragraph-rsid="011dc595"/>
    </style:style>
    <style:style style:name="P42" style:family="paragraph" style:parent-style-name="Text_20_body" style:list-style-name="L1">
      <style:text-properties officeooo:rsid="0129af61" officeooo:paragraph-rsid="0129af61"/>
    </style:style>
    <style:style style:name="P43" style:family="paragraph" style:parent-style-name="Text_20_body">
      <style:text-properties officeooo:rsid="0129af61" officeooo:paragraph-rsid="0129af61"/>
    </style:style>
    <style:style style:name="P44" style:family="paragraph" style:parent-style-name="Text_20_body">
      <style:text-properties officeooo:rsid="01330442" officeooo:paragraph-rsid="01343f64"/>
    </style:style>
    <style:style style:name="P45" style:family="paragraph" style:parent-style-name="Text_20_body">
      <style:text-properties officeooo:rsid="01343f64" officeooo:paragraph-rsid="01343f64"/>
    </style:style>
    <style:style style:name="P46" style:family="paragraph" style:parent-style-name="Text_20_body">
      <style:text-properties officeooo:rsid="01343f64" officeooo:paragraph-rsid="0135dbf5"/>
    </style:style>
    <style:style style:name="P47" style:family="paragraph" style:parent-style-name="Text_20_body">
      <style:text-properties officeooo:rsid="01343f64" officeooo:paragraph-rsid="013a62d8"/>
    </style:style>
    <style:style style:name="P48" style:family="paragraph" style:parent-style-name="Text_20_body">
      <style:text-properties officeooo:rsid="01343f64" officeooo:paragraph-rsid="0142c63c"/>
    </style:style>
    <style:style style:name="P49" style:family="paragraph" style:parent-style-name="Text_20_body">
      <style:text-properties officeooo:rsid="01343f64" officeooo:paragraph-rsid="01442cd8"/>
    </style:style>
    <style:style style:name="P50" style:family="paragraph" style:parent-style-name="Text_20_body">
      <style:text-properties officeooo:rsid="01343f64" officeooo:paragraph-rsid="01473fac"/>
    </style:style>
    <style:style style:name="P51" style:family="paragraph" style:parent-style-name="Text_20_body">
      <style:text-properties officeooo:rsid="01343f64" officeooo:paragraph-rsid="0148343f"/>
    </style:style>
    <style:style style:name="P52" style:family="paragraph" style:parent-style-name="Text_20_body">
      <style:text-properties officeooo:rsid="01343f64" officeooo:paragraph-rsid="014ce165"/>
    </style:style>
    <style:style style:name="P53" style:family="paragraph" style:parent-style-name="Text_20_body">
      <style:text-properties officeooo:rsid="01343f64" officeooo:paragraph-rsid="01553431"/>
    </style:style>
    <style:style style:name="P54" style:family="paragraph" style:parent-style-name="Text_20_body">
      <style:text-properties officeooo:rsid="01343f64" officeooo:paragraph-rsid="015b7949"/>
    </style:style>
    <style:style style:name="P55" style:family="paragraph" style:parent-style-name="Text_20_body">
      <style:text-properties officeooo:rsid="01343f64" officeooo:paragraph-rsid="0164b85b"/>
    </style:style>
    <style:style style:name="P56" style:family="paragraph" style:parent-style-name="Text_20_body">
      <style:text-properties officeooo:rsid="01343f64" officeooo:paragraph-rsid="01720156"/>
    </style:style>
    <style:style style:name="P57" style:family="paragraph" style:parent-style-name="Text_20_body">
      <style:text-properties officeooo:rsid="0135f8c7" officeooo:paragraph-rsid="0135f8c7"/>
    </style:style>
    <style:style style:name="P58" style:family="paragraph" style:parent-style-name="Text_20_body" style:list-style-name="L2">
      <style:text-properties officeooo:rsid="0135f8c7" officeooo:paragraph-rsid="0135f8c7"/>
    </style:style>
    <style:style style:name="P59" style:family="paragraph" style:parent-style-name="Text_20_body" style:list-style-name="L2">
      <style:text-properties officeooo:rsid="0135f8c7" officeooo:paragraph-rsid="013a62d8"/>
    </style:style>
    <style:style style:name="P60" style:family="paragraph" style:parent-style-name="Text_20_body" style:list-style-name="L2">
      <style:text-properties officeooo:rsid="0135f8c7" officeooo:paragraph-rsid="013f0cd9"/>
    </style:style>
    <style:style style:name="P61" style:family="paragraph" style:parent-style-name="Text_20_body" style:list-style-name="L2">
      <style:text-properties officeooo:rsid="0135f8c7" officeooo:paragraph-rsid="01420b62"/>
    </style:style>
    <style:style style:name="P62" style:family="paragraph" style:parent-style-name="Text_20_body" style:list-style-name="L2">
      <style:text-properties officeooo:rsid="0135f8c7" officeooo:paragraph-rsid="015b7949"/>
    </style:style>
    <style:style style:name="P63" style:family="paragraph" style:parent-style-name="Text_20_body" style:list-style-name="L2">
      <style:text-properties officeooo:rsid="0135f8c7" officeooo:paragraph-rsid="0164b85b"/>
    </style:style>
    <style:style style:name="P64" style:family="paragraph" style:parent-style-name="Text_20_body">
      <style:text-properties officeooo:rsid="0135f8c7" officeooo:paragraph-rsid="013a62d8"/>
    </style:style>
    <style:style style:name="P65" style:family="paragraph" style:parent-style-name="Text_20_body">
      <style:text-properties officeooo:rsid="0135f8c7" officeooo:paragraph-rsid="01442cd8"/>
    </style:style>
    <style:style style:name="P66" style:family="paragraph" style:parent-style-name="Text_20_body">
      <style:text-properties officeooo:rsid="0135f8c7" officeooo:paragraph-rsid="015b7949"/>
    </style:style>
    <style:style style:name="P67" style:family="paragraph" style:parent-style-name="Text_20_body">
      <style:text-properties officeooo:rsid="0135f8c7" officeooo:paragraph-rsid="0164b85b"/>
    </style:style>
    <style:style style:name="P68" style:family="paragraph" style:parent-style-name="Text_20_body">
      <style:text-properties officeooo:rsid="0138fb59" officeooo:paragraph-rsid="0138fb59"/>
    </style:style>
    <style:style style:name="P69" style:family="paragraph" style:parent-style-name="Text_20_body">
      <style:text-properties officeooo:rsid="0138fb59" officeooo:paragraph-rsid="013a62d8"/>
    </style:style>
    <style:style style:name="P70" style:family="paragraph" style:parent-style-name="Text_20_body">
      <style:text-properties officeooo:rsid="0138fb59" officeooo:paragraph-rsid="01442cd8"/>
    </style:style>
    <style:style style:name="P71" style:family="paragraph" style:parent-style-name="Text_20_body">
      <style:text-properties officeooo:rsid="0138fb59" officeooo:paragraph-rsid="01473fac"/>
    </style:style>
    <style:style style:name="P72" style:family="paragraph" style:parent-style-name="Text_20_body">
      <style:text-properties officeooo:rsid="0138fb59" officeooo:paragraph-rsid="014ce165"/>
    </style:style>
    <style:style style:name="P73" style:family="paragraph" style:parent-style-name="Text_20_body">
      <style:text-properties officeooo:rsid="0138fb59" officeooo:paragraph-rsid="01553431"/>
    </style:style>
    <style:style style:name="P74" style:family="paragraph" style:parent-style-name="Text_20_body">
      <style:text-properties officeooo:rsid="0138fb59" officeooo:paragraph-rsid="015b7949"/>
    </style:style>
    <style:style style:name="P75" style:family="paragraph" style:parent-style-name="Text_20_body">
      <style:text-properties officeooo:rsid="0138fb59" officeooo:paragraph-rsid="0164b85b"/>
    </style:style>
    <style:style style:name="P76" style:family="paragraph" style:parent-style-name="Text_20_body" style:list-style-name="L2">
      <style:text-properties officeooo:rsid="0140852d" officeooo:paragraph-rsid="0140852d"/>
    </style:style>
    <style:style style:name="P77" style:family="paragraph" style:parent-style-name="Text_20_body" style:list-style-name="L2">
      <style:text-properties officeooo:rsid="0140852d" officeooo:paragraph-rsid="01473fac"/>
    </style:style>
    <style:style style:name="P78" style:family="paragraph" style:parent-style-name="Text_20_body" style:list-style-name="L2">
      <style:text-properties officeooo:rsid="0140852d" officeooo:paragraph-rsid="014ce165"/>
    </style:style>
    <style:style style:name="P79" style:family="paragraph" style:parent-style-name="Text_20_body" style:list-style-name="L2">
      <style:text-properties officeooo:rsid="0140852d" officeooo:paragraph-rsid="015214db"/>
    </style:style>
    <style:style style:name="P80" style:family="paragraph" style:parent-style-name="Text_20_body" style:list-style-name="L2">
      <style:text-properties officeooo:rsid="0140852d" officeooo:paragraph-rsid="01553431"/>
    </style:style>
    <style:style style:name="P81" style:family="paragraph" style:parent-style-name="Text_20_body">
      <style:text-properties officeooo:rsid="0140852d" officeooo:paragraph-rsid="01473fac"/>
    </style:style>
    <style:style style:name="P82" style:family="paragraph" style:parent-style-name="Text_20_body">
      <style:text-properties officeooo:rsid="0140852d" officeooo:paragraph-rsid="014ce165"/>
    </style:style>
    <style:style style:name="P83" style:family="paragraph" style:parent-style-name="Text_20_body">
      <style:text-properties officeooo:rsid="0140852d" officeooo:paragraph-rsid="01553431"/>
    </style:style>
    <style:style style:name="P84" style:family="paragraph" style:parent-style-name="Text_20_body" style:list-style-name="L2">
      <style:text-properties officeooo:rsid="0150604d" officeooo:paragraph-rsid="0150604d"/>
    </style:style>
    <style:style style:name="P85" style:family="paragraph" style:parent-style-name="Text_20_body" style:list-style-name="L2">
      <style:text-properties officeooo:rsid="0150604d" officeooo:paragraph-rsid="015214db"/>
    </style:style>
    <style:style style:name="P86" style:family="paragraph" style:parent-style-name="Text_20_body" style:list-style-name="L2">
      <style:text-properties officeooo:rsid="015214db" officeooo:paragraph-rsid="015214db"/>
    </style:style>
    <style:style style:name="P87" style:family="paragraph" style:parent-style-name="Text_20_body" style:list-style-name="L2">
      <style:text-properties officeooo:rsid="015214db" officeooo:paragraph-rsid="015ff8b9"/>
    </style:style>
    <style:style style:name="P88" style:family="paragraph" style:parent-style-name="Text_20_body" style:list-style-name="L2">
      <style:text-properties officeooo:rsid="015214db" officeooo:paragraph-rsid="016ff872"/>
    </style:style>
    <style:style style:name="P89" style:family="paragraph" style:parent-style-name="Text_20_body" style:list-style-name="L2">
      <style:text-properties officeooo:rsid="0153e661" officeooo:paragraph-rsid="0153e661"/>
    </style:style>
    <style:style style:name="P90" style:family="paragraph" style:parent-style-name="Text_20_body" style:list-style-name="L2">
      <style:text-properties officeooo:rsid="01562b3e" officeooo:paragraph-rsid="01562b3e"/>
    </style:style>
    <style:style style:name="P91" style:family="paragraph" style:parent-style-name="Text_20_body" style:list-style-name="L2">
      <style:text-properties officeooo:rsid="015775c4" officeooo:paragraph-rsid="015775c4"/>
    </style:style>
    <style:style style:name="P92" style:family="paragraph" style:parent-style-name="Text_20_body" style:list-style-name="L2">
      <style:text-properties officeooo:rsid="015775c4" officeooo:paragraph-rsid="015a70b8"/>
    </style:style>
    <style:style style:name="P93" style:family="paragraph" style:parent-style-name="Text_20_body">
      <style:text-properties officeooo:paragraph-rsid="015b7949"/>
    </style:style>
    <style:style style:name="P94" style:family="paragraph" style:parent-style-name="Text_20_body" style:list-style-name="L2">
      <style:text-properties officeooo:rsid="015ff8b9" officeooo:paragraph-rsid="015ff8b9"/>
    </style:style>
    <style:style style:name="P95" style:family="paragraph" style:parent-style-name="Text_20_body" style:list-style-name="L2">
      <style:text-properties officeooo:rsid="015ff8b9" officeooo:paragraph-rsid="0164b85b"/>
    </style:style>
    <style:style style:name="P96" style:family="paragraph" style:parent-style-name="Text_20_body" style:list-style-name="L2">
      <style:text-properties officeooo:rsid="015ff8b9" officeooo:paragraph-rsid="0164f04d"/>
    </style:style>
    <style:style style:name="P97" style:family="paragraph" style:parent-style-name="Text_20_body" style:list-style-name="L2">
      <style:text-properties officeooo:rsid="015ff8b9" officeooo:paragraph-rsid="016ff872"/>
    </style:style>
    <style:style style:name="P98" style:family="paragraph" style:parent-style-name="Text_20_body">
      <style:text-properties officeooo:rsid="01720156" officeooo:paragraph-rsid="01720156"/>
    </style:style>
    <style:style style:name="T1" style:family="text">
      <style:text-properties officeooo:rsid="00e91d1a"/>
    </style:style>
    <style:style style:name="T2" style:family="text">
      <style:text-properties officeooo:rsid="00f8cc3f"/>
    </style:style>
    <style:style style:name="T3" style:family="text">
      <style:text-properties officeooo:rsid="00fa49af"/>
    </style:style>
    <style:style style:name="T4" style:family="text">
      <style:text-properties officeooo:rsid="00fc374f"/>
    </style:style>
    <style:style style:name="T5" style:family="text">
      <style:text-properties officeooo:rsid="00fde1c5"/>
    </style:style>
    <style:style style:name="T6" style:family="text">
      <style:text-properties officeooo:rsid="00ffbcfe"/>
    </style:style>
    <style:style style:name="T7" style:family="text">
      <style:text-properties officeooo:rsid="011dc595"/>
    </style:style>
    <style:style style:name="T8" style:family="text">
      <style:text-properties officeooo:rsid="011edecf"/>
    </style:style>
    <style:style style:name="T9" style:family="text">
      <style:text-properties officeooo:rsid="011f16ab"/>
    </style:style>
    <style:style style:name="T10" style:family="text">
      <style:text-properties officeooo:rsid="0120febc"/>
    </style:style>
    <style:style style:name="T11" style:family="text">
      <style:text-properties officeooo:rsid="0122bf04"/>
    </style:style>
    <style:style style:name="T12" style:family="text">
      <style:text-properties officeooo:rsid="01232e93"/>
    </style:style>
    <style:style style:name="T13" style:family="text">
      <style:text-properties officeooo:rsid="012494c3"/>
    </style:style>
    <style:style style:name="T14" style:family="text">
      <style:text-properties officeooo:rsid="01272f35"/>
    </style:style>
    <style:style style:name="T15" style:family="text">
      <style:text-properties officeooo:rsid="0127cc3a"/>
    </style:style>
    <style:style style:name="T16" style:family="text">
      <style:text-properties officeooo:rsid="012c204c"/>
    </style:style>
    <style:style style:name="T17" style:family="text">
      <style:text-properties fo:font-weight="normal"/>
    </style:style>
    <style:style style:name="T18" style:family="text">
      <style:text-properties fo:font-weight="normal" officeooo:rsid="0141bf8d"/>
    </style:style>
    <style:style style:name="T19" style:family="text">
      <style:text-properties fo:font-weight="normal" officeooo:rsid="014ae166"/>
    </style:style>
    <style:style style:name="T20" style:family="text">
      <style:text-properties style:font-name="Droid Sans Mono" fo:font-weight="normal"/>
    </style:style>
    <style:style style:name="T21" style:family="text">
      <style:text-properties style:font-name="Droid Sans Mono" fo:font-weight="normal" style:font-size-asian="8pt" style:font-size-complex="8pt"/>
    </style:style>
    <style:style style:name="T22" style:family="text">
      <style:text-properties style:font-name="Droid Sans Mono" fo:font-size="8pt" fo:font-weight="normal" style:font-size-asian="8pt" style:font-size-complex="8pt"/>
    </style:style>
    <style:style style:name="T23" style:family="text">
      <style:text-properties fo:color="#000000" fo:font-weight="normal" fo:background-color="#ffffff" loext:char-shading-value="0"/>
    </style:style>
    <style:style style:name="T24" style:family="text">
      <style:text-properties fo:color="#000000" style:font-name="DejaVu Sans" fo:font-size="8pt" fo:background-color="#ffffff" loext:char-shading-value="0" style:font-size-asian="8pt" style:font-size-complex="8pt"/>
    </style:style>
    <style:style style:name="T25" style:family="text">
      <style:text-properties fo:color="#000000" style:font-name="DejaVu Sans" fo:font-size="8pt" fo:font-weight="normal" fo:background-color="#ffffff" loext:char-shading-value="0" style:font-size-asian="8pt" style:font-size-complex="8pt"/>
    </style:style>
    <style:style style:name="T26" style:family="text">
      <style:text-properties fo:color="#000000" style:font-name="DejaVu Sans" fo:font-weight="normal" fo:background-color="#ffffff" loext:char-shading-value="0"/>
    </style:style>
    <style:style style:name="T27" style:family="text">
      <style:text-properties fo:color="#0451a5" style:font-name="Droid Sans Mono" fo:font-weight="normal"/>
    </style:style>
    <style:style style:name="T28" style:family="text">
      <style:text-properties fo:color="#0451a5" style:font-name="Droid Sans Mono" fo:font-weight="normal" style:font-size-asian="8pt" style:font-size-complex="8pt"/>
    </style:style>
    <style:style style:name="T29" style:family="text">
      <style:text-properties fo:color="#0451a5" style:font-name="Droid Sans Mono" fo:font-size="8pt" fo:font-weight="normal" style:font-size-asian="8pt" style:font-size-complex="8pt"/>
    </style:style>
    <style:style style:name="T30" style:family="text">
      <style:text-properties fo:color="#0451a5" fo:font-weight="normal"/>
    </style:style>
    <style:style style:name="T31" style:family="text">
      <style:text-properties fo:color="#0451a5" style:font-name="DejaVu Sans" fo:font-size="8pt" fo:font-weight="normal" fo:background-color="#ffffff" loext:char-shading-value="0" style:font-size-asian="8pt" style:font-size-complex="8pt"/>
    </style:style>
    <style:style style:name="T32" style:family="text">
      <style:text-properties fo:color="#0451a5" style:font-name="DejaVu Sans" fo:font-size="8pt" fo:font-weight="normal" style:font-size-asian="8pt" style:font-size-complex="8pt"/>
    </style:style>
    <style:style style:name="T33" style:family="text">
      <style:text-properties fo:color="#0451a5" style:font-name="DejaVu Sans" fo:font-size="8pt" fo:font-weight="normal" officeooo:rsid="016ad63e" style:font-size-asian="8pt" style:font-size-complex="8pt"/>
    </style:style>
    <style:style style:name="T34" style:family="text">
      <style:text-properties fo:color="#a31515" style:font-name="Droid Sans Mono" fo:font-weight="normal"/>
    </style:style>
    <style:style style:name="T35" style:family="text">
      <style:text-properties fo:color="#a31515" style:font-name="Droid Sans Mono" fo:font-weight="normal" style:font-size-asian="8pt" style:font-size-complex="8pt"/>
    </style:style>
    <style:style style:name="T36" style:family="text">
      <style:text-properties fo:color="#a31515" style:font-name="Droid Sans Mono" fo:font-size="8pt" fo:font-weight="normal" style:font-size-asian="8pt" style:font-size-complex="8pt"/>
    </style:style>
    <style:style style:name="T37" style:family="text">
      <style:text-properties fo:color="#a31515" fo:font-weight="normal"/>
    </style:style>
    <style:style style:name="T38" style:family="text">
      <style:text-properties fo:color="#a31515" fo:font-weight="normal" officeooo:rsid="014ae166"/>
    </style:style>
    <style:style style:name="T39" style:family="text">
      <style:text-properties fo:color="#a31515" style:font-name="DejaVu Sans" fo:font-size="8pt" fo:font-weight="normal" fo:background-color="#ffffff" loext:char-shading-value="0" style:font-size-asian="8pt" style:font-size-complex="8pt"/>
    </style:style>
    <style:style style:name="T40" style:family="text">
      <style:text-properties fo:color="#a31515" style:font-name="DejaVu Sans" fo:font-size="8pt" fo:font-weight="normal" style:font-size-asian="8pt" style:font-size-complex="8pt"/>
    </style:style>
    <style:style style:name="T41" style:family="text">
      <style:text-properties officeooo:rsid="0132d0ea"/>
    </style:style>
    <style:style style:name="T42" style:family="text">
      <style:text-properties officeooo:rsid="01332a41"/>
    </style:style>
    <style:style style:name="T43" style:family="text">
      <style:text-properties officeooo:rsid="0135dbf5"/>
    </style:style>
    <style:style style:name="T44" style:family="text">
      <style:text-properties officeooo:rsid="013a62d8"/>
    </style:style>
    <style:style style:name="T45" style:family="text">
      <style:text-properties officeooo:rsid="013bf410"/>
    </style:style>
    <style:style style:name="T46" style:family="text">
      <style:text-properties officeooo:rsid="013dd856"/>
    </style:style>
    <style:style style:name="T47" style:family="text">
      <style:text-properties officeooo:rsid="013f0cd9"/>
    </style:style>
    <style:style style:name="T48" style:family="text">
      <style:text-properties officeooo:rsid="0141bf8d"/>
    </style:style>
    <style:style style:name="T49" style:family="text">
      <style:text-properties officeooo:rsid="01420b62"/>
    </style:style>
    <style:style style:name="T50" style:family="text">
      <style:text-properties officeooo:rsid="0142c63c"/>
    </style:style>
    <style:style style:name="T51" style:family="text">
      <style:text-properties officeooo:rsid="01435d1f"/>
    </style:style>
    <style:style style:name="T52" style:family="text">
      <style:text-properties officeooo:rsid="01442cd8"/>
    </style:style>
    <style:style style:name="T53" style:family="text">
      <style:text-properties officeooo:rsid="0148343f"/>
    </style:style>
    <style:style style:name="T54" style:family="text">
      <style:text-properties officeooo:rsid="014ce165"/>
    </style:style>
    <style:style style:name="T55" style:family="text">
      <style:text-properties style:font-name="DejaVu Sans" fo:font-size="8pt" fo:font-weight="normal" style:font-size-asian="8pt" style:font-size-complex="8pt"/>
    </style:style>
    <style:style style:name="T56" style:family="text">
      <style:text-properties style:font-name="DejaVu Sans" fo:font-size="8pt" fo:font-weight="normal" officeooo:rsid="016ad63e" style:font-size-asian="8pt" style:font-size-complex="8pt"/>
    </style:style>
    <style:style style:name="T57" style:family="text">
      <style:text-properties style:font-name="DejaVu Sans" fo:font-size="8pt" style:font-size-asian="8pt" style:font-size-complex="8pt"/>
    </style:style>
    <style:style style:name="T58" style:family="text">
      <style:text-properties style:font-name="DejaVu Sans" fo:font-weight="normal"/>
    </style:style>
    <style:style style:name="T59" style:family="text">
      <style:text-properties officeooo:rsid="0150604d"/>
    </style:style>
    <style:style style:name="T60" style:family="text">
      <style:text-properties officeooo:rsid="015303da"/>
    </style:style>
    <style:style style:name="T61" style:family="text">
      <style:text-properties officeooo:rsid="0153e661"/>
    </style:style>
    <style:style style:name="T62" style:family="text">
      <style:text-properties officeooo:rsid="01546a4f"/>
    </style:style>
    <style:style style:name="T63" style:family="text">
      <style:text-properties style:font-size-asian="8pt" style:font-size-complex="8pt"/>
    </style:style>
    <style:style style:name="T64" style:family="text">
      <style:text-properties officeooo:rsid="01553431"/>
    </style:style>
    <style:style style:name="T65" style:family="text">
      <style:text-properties officeooo:rsid="01584452"/>
    </style:style>
    <style:style style:name="T66" style:family="text">
      <style:text-properties officeooo:rsid="01598844"/>
    </style:style>
    <style:style style:name="T67" style:family="text">
      <style:text-properties officeooo:rsid="015a70b8"/>
    </style:style>
    <style:style style:name="T68" style:family="text">
      <style:text-properties officeooo:rsid="015b7949"/>
    </style:style>
    <style:style style:name="T69" style:family="text">
      <style:text-properties officeooo:rsid="015c78c7"/>
    </style:style>
    <style:style style:name="T70" style:family="text">
      <style:text-properties officeooo:rsid="015d52f0"/>
    </style:style>
    <style:style style:name="T71" style:family="text">
      <style:text-properties officeooo:rsid="015f1cd6"/>
    </style:style>
    <style:style style:name="T72" style:family="text">
      <style:text-properties officeooo:rsid="015fe17a"/>
    </style:style>
    <style:style style:name="T73" style:family="text">
      <style:text-properties officeooo:rsid="0160feaa"/>
    </style:style>
    <style:style style:name="T74" style:family="text">
      <style:text-properties officeooo:rsid="0164b85b"/>
    </style:style>
    <style:style style:name="T75" style:family="text">
      <style:text-properties officeooo:rsid="0164f04d"/>
    </style:style>
    <style:style style:name="T76" style:family="text">
      <style:text-properties officeooo:rsid="0165fc64"/>
    </style:style>
    <style:style style:name="T77" style:family="text">
      <style:text-properties officeooo:rsid="016ca818"/>
    </style:style>
    <style:style style:name="T78" style:family="text">
      <style:text-properties officeooo:rsid="016ff872"/>
    </style:style>
    <style:style style:name="T79" style:family="text">
      <style:text-properties officeooo:rsid="0172015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JSON configuration</text:h>
      <text:p text:style-name="P6">190<text:span text:style-name="T1">917</text:span>, updated <text:span text:style-name="T16">2</text:span>.<text:span text:style-name="T8">11</text:span>.2019/pekka</text:p>
      <text:p text:style-name="P2"><text:span text:style-name="T9">The idea is to write application’s hardware configurations </text:span>as JSON, and then generate <text:span text:style-name="T9">matching </text:span>C <text:span text:style-name="T9">code and header files </text:span>by <text:span text:style-name="T9">Python script pins-to-c.py</text:span>. <text:span text:style-name="T13">It is possible to write directly C code, writing JSON just makes it easier because information needs to be written only in one place. </text:span></text:p>
      <text:p text:style-name="P2"/>
      <text:p text:style-name="P4"><text:span text:style-name="T10">For example</text:span> <text:span text:style-name="T12">I have application “jane”, which controls </text:span>“<text:span text:style-name="T11">led_builtin” </text:span>binary output <text:span text:style-name="T12">to </text:span>on <text:span text:style-name="T12">a LED on IO board</text:span>. <text:span text:style-name="T10">I want to test this on hardware I named “carol”, which is ESP32, Arduino libraries and the LED connected to pin 2. I need to bind pin address 2 and other pin attributes (like pull-up), etc to name “led_builtin”. I write this information a JSON file jane/config/pins/carol/jane-io.json. Then I run the pins-to-c.py script to generate C code. I use same JSON file together with IOCOM signal configuration JSON to map the IO pins to IOCOM communication signals.</text:span></text:p>
      <text:p text:style-name="P3"/>
      <text:p text:style-name="P7">If I would need to run same “jane” application on different hardware, let’s say “alice”: Separate JSON <text:span text:style-name="T14">HW </text:span>configuration file would written for it. </text:p>
      <text:p text:style-name="P1"/>
      <text:list xml:id="list2686329362" text:style-name="L1">
        <text:list-item>
          <text:p text:style-name="P37"><text:span text:style-name="T5">T</text:span>he <text:span text:style-name="T41">led_builtin</text:span> <text:span text:style-name="T5">output is mapped to specific IO pin </text:span>by <text:span text:style-name="T7">pin number</text:span>, <text:span text:style-name="T12">and/</text:span>or bank number and. <text:span text:style-name="T4">W</text:span>e may <text:span text:style-name="T4">also </text:span>have some <text:span text:style-name="T4">attributes</text:span> <text:span text:style-name="T4">for </text:span>IO <text:span text:style-name="T4">pin</text:span>. <text:span text:style-name="T5">For example SERVO PWM has frequency, resolution, initial value, etc.</text:span></text:p>
        </text:list-item>
        <text:list-item>
          <text:p text:style-name="P38"><text:span text:style-name="T15">O</text:span>ne pin, <text:span text:style-name="T15">o</text:span>r more generally IO item <text:span text:style-name="T6">since we can include timers etc</text:span>, <text:span text:style-name="T6">is </text:span>configured by <text:span text:style-name="T7">name, address and and various </text:span>parameters. </text:p>
        </text:list-item>
        <text:list-item>
          <text:p text:style-name="P41">Group attribute can be used to generate groups of pins.</text:p>
        </text:list-item>
        <text:list-item>
          <text:p text:style-name="P39"><text:span text:style-name="T3">Attribute values excluding group </text:span>are integers.</text:p>
        </text:list-item>
        <text:list-item>
          <text:p text:style-name="P40">Some parameters can be changed while the code runs. </text:p>
        </text:list-item>
        <text:list-item>
          <text:p text:style-name="P42">IO pins can be mapped directly to IOCOM signals.</text:p>
        </text:list-item>
      </text:list>
      <text:p text:style-name="P43"/>
      <text:p text:style-name="P5"><text:span text:style-name="T2">A JSON pin setup </text:span>would look something like <text:span text:style-name="T42">ESP32 example below</text:span>:</text:p>
      <text:p text:style-name="P8"/>
      <text:p text:style-name="P36"><text:span text:style-name="T23">{</text:span></text:p>
      <text:p text:style-name="P21">  <text:span text:style-name="T30">"io"</text:span><text:span text:style-name="T17">: [{</text:span></text:p>
      <text:p text:style-name="P21">    <text:span text:style-name="T30">"name"</text:span><text:span text:style-name="T17">: </text:span><text:span text:style-name="T37">"jane"</text:span><text:span text:style-name="T17">,</text:span></text:p>
      <text:p text:style-name="P21">    <text:span text:style-name="T30">"title"</text:span><text:span text:style-name="T17">: </text:span><text:span text:style-name="T37">"IO pin setup for 'jane' application on 'carol' hardware"</text:span><text:span text:style-name="T17">,</text:span></text:p>
      <text:p text:style-name="P21">    <text:span text:style-name="T30">"groups"</text:span><text:span text:style-name="T17">: [</text:span></text:p>
      <text:p text:style-name="P21">      <text:span text:style-name="T17">{</text:span></text:p>
      <text:p text:style-name="P21">        <text:span text:style-name="T30">"name"</text:span><text:span text:style-name="T17">: </text:span><text:span text:style-name="T37">"inputs"</text:span><text:span text:style-name="T17">,</text:span></text:p>
      <text:p text:style-name="P21">        <text:span text:style-name="T30">"pins"</text:span><text:span text:style-name="T17">: [</text:span></text:p>
      <text:p text:style-name="P21">          <text:span text:style-name="T17">{</text:span><text:span text:style-name="T30">"name"</text:span><text:span text:style-name="T17">: </text:span><text:span text:style-name="T37">"gazerbeam"</text:span><text:span text:style-name="T17">, </text:span><text:span text:style-name="T30">"addr"</text:span><text:span text:style-name="T17">: 39, </text:span><text:span text:style-name="T30">"interrupt"</text:span><text:span text:style-name="T17">: 1},</text:span></text:p>
      <text:p text:style-name="P21">          <text:span text:style-name="T17">{</text:span><text:span text:style-name="T30">"name"</text:span><text:span text:style-name="T17">: </text:span><text:span text:style-name="T37">"dip_switch_3"</text:span><text:span text:style-name="T17">, </text:span><text:span text:style-name="T30">"addr"</text:span><text:span text:style-name="T17">: 34, </text:span><text:span text:style-name="T30">"pull-up"</text:span><text:span text:style-name="T17">: 1},</text:span></text:p>
      <text:p text:style-name="P21">          <text:span text:style-name="T17">{</text:span><text:span text:style-name="T30">"name"</text:span><text:span text:style-name="T17">: </text:span><text:span text:style-name="T37">"dip_switch_4"</text:span><text:span text:style-name="T17">, </text:span><text:span text:style-name="T30">"addr"</text:span><text:span text:style-name="T17">: 35},</text:span></text:p>
      <text:p text:style-name="P21">          <text:span text:style-name="T17">{</text:span><text:span text:style-name="T30">"name"</text:span><text:span text:style-name="T17">: </text:span><text:span text:style-name="T37">"touch_sensor"</text:span><text:span text:style-name="T17">, </text:span><text:span text:style-name="T30">"addr"</text:span><text:span text:style-name="T17">: 36, </text:span><text:span text:style-name="T30">"touch"</text:span><text:span text:style-name="T17">: 1}</text:span></text:p>
      <text:p text:style-name="P21">        <text:span text:style-name="T17">]</text:span></text:p>
      <text:p text:style-name="P21">      <text:span text:style-name="T17">},</text:span></text:p>
      <text:p text:style-name="P21">      <text:span text:style-name="T17">{</text:span></text:p>
      <text:p text:style-name="P21">        <text:span text:style-name="T30">"name"</text:span><text:span text:style-name="T17">: </text:span><text:span text:style-name="T37">"outputs"</text:span><text:span text:style-name="T17">,</text:span></text:p>
      <text:p text:style-name="P21">        <text:span text:style-name="T30">"pins"</text:span><text:span text:style-name="T17">: [</text:span></text:p>
      <text:p text:style-name="P21">          <text:span text:style-name="T17">{</text:span><text:span text:style-name="T30">"name"</text:span><text:span text:style-name="T17">: </text:span><text:span text:style-name="T37">"led_builtin"</text:span><text:span text:style-name="T17">, </text:span><text:span text:style-name="T30">"addr"</text:span><text:span text:style-name="T17">: </text:span><text:span text:style-name="T18">33</text:span><text:span text:style-name="T17">}</text:span></text:p>
      <text:p text:style-name="P21"><text:soft-page-break/>        <text:span text:style-name="T17">]</text:span></text:p>
      <text:p text:style-name="P21">      <text:span text:style-name="T17">},</text:span></text:p>
      <text:p text:style-name="P21">      <text:span text:style-name="T17">{</text:span></text:p>
      <text:p text:style-name="P21">        <text:span text:style-name="T30">"name"</text:span><text:span text:style-name="T17">: </text:span><text:span text:style-name="T37">"analog_inputs"</text:span><text:span text:style-name="T17">,</text:span></text:p>
      <text:p text:style-name="P21">        <text:span text:style-name="T30">"pins"</text:span><text:span text:style-name="T17">: [</text:span></text:p>
      <text:p text:style-name="P21">          <text:span text:style-name="T17">{</text:span><text:span text:style-name="T30">"name"</text:span><text:span text:style-name="T17">: </text:span><text:span text:style-name="T37">"potentiometer"</text:span><text:span text:style-name="T17">, </text:span><text:span text:style-name="T30">"addr"</text:span><text:span text:style-name="T17">: 26, </text:span><text:span text:style-name="T30">"max"</text:span><text:span text:style-name="T17">: 4095}</text:span></text:p>
      <text:p text:style-name="P21">        <text:span text:style-name="T17">]</text:span></text:p>
      <text:p text:style-name="P21">      <text:span text:style-name="T17">},</text:span></text:p>
      <text:p text:style-name="P21">      <text:span text:style-name="T17">{</text:span></text:p>
      <text:p text:style-name="P21">        <text:span text:style-name="T30">"name"</text:span><text:span text:style-name="T17">: </text:span><text:span text:style-name="T37">"pwm"</text:span><text:span text:style-name="T17">,</text:span></text:p>
      <text:p text:style-name="P21">        <text:span text:style-name="T30">"pins"</text:span><text:span text:style-name="T17">: [</text:span></text:p>
      <text:p text:style-name="P21">          <text:span text:style-name="T17">{</text:span><text:span text:style-name="T30">"name"</text:span><text:span text:style-name="T17">: </text:span><text:span text:style-name="T37">"servo"</text:span><text:span text:style-name="T17">, </text:span><text:span text:style-name="T30">"bank"</text:span><text:span text:style-name="T17">: 0, </text:span><text:span text:style-name="T30">"addr"</text:span><text:span text:style-name="T17">: 22, </text:span><text:span text:style-name="T30">"frequency"</text:span><text:span text:style-name="T17">: 50, </text:span><text:span text:style-name="T30">"resolution"</text:span><text:span text:style-name="T17">: 12, </text:span><text:span text:style-name="T30">"init"</text:span><text:span text:style-name="T17">: 2048, </text:span><text:span text:style-name="T30">"max"</text:span><text:span text:style-name="T17">: 4095},</text:span></text:p>
      <text:p text:style-name="P21">          <text:span text:style-name="T17">{</text:span><text:span text:style-name="T30">"name"</text:span><text:span text:style-name="T17">: </text:span><text:span text:style-name="T37">"dimmer_led"</text:span><text:span text:style-name="T17">, </text:span><text:span text:style-name="T30">"bank"</text:span><text:span text:style-name="T17">: 1, </text:span><text:span text:style-name="T30">"addr"</text:span><text:span text:style-name="T17">: 27, </text:span><text:span text:style-name="T30">"frequency"</text:span><text:span text:style-name="T17">: 5000, </text:span><text:span text:style-name="T30">"resolution"</text:span><text:span text:style-name="T17">: 12, </text:span><text:span text:style-name="T30">"init"</text:span><text:span text:style-name="T17">: 0, </text:span><text:span text:style-name="T30">"max"</text:span><text:span text:style-name="T17">: 4095}</text:span></text:p>
      <text:p text:style-name="P21">        <text:span text:style-name="T17">]</text:span></text:p>
      <text:p text:style-name="P21">      <text:span text:style-name="T17">},</text:span></text:p>
      <text:p text:style-name="P21">      <text:span text:style-name="T17">{</text:span></text:p>
      <text:p text:style-name="P21">        <text:span text:style-name="T30">"name"</text:span><text:span text:style-name="T17">: </text:span><text:span text:style-name="T37">"uart"</text:span><text:span text:style-name="T17">,</text:span></text:p>
      <text:p text:style-name="P21">        <text:span text:style-name="T30">"pins"</text:span><text:span text:style-name="T17">: [</text:span></text:p>
      <text:p text:style-name="P21">          <text:span text:style-name="T17">{</text:span><text:span text:style-name="T30">"name"</text:span><text:span text:style-name="T17">: </text:span><text:span text:style-name="T37">"U2_TXD"</text:span><text:span text:style-name="T17">, </text:span><text:span text:style-name="T30">"addr"</text:span><text:span text:style-name="T17">: 17},</text:span></text:p>
      <text:p text:style-name="P21">          <text:span text:style-name="T17">{</text:span><text:span text:style-name="T30">"name"</text:span><text:span text:style-name="T17">: </text:span><text:span text:style-name="T37">"U2_RXD"</text:span><text:span text:style-name="T17">, </text:span><text:span text:style-name="T30">"addr"</text:span><text:span text:style-name="T17">: 16}</text:span></text:p>
      <text:p text:style-name="P21">        <text:span text:style-name="T17">]</text:span></text:p>
      <text:p text:style-name="P21">      <text:span text:style-name="T17">},</text:span></text:p>
      <text:p text:style-name="P21">      <text:span text:style-name="T17">{</text:span></text:p>
      <text:p text:style-name="P21">        <text:span text:style-name="T30">"name"</text:span><text:span text:style-name="T17">: </text:span><text:span text:style-name="T37">"debugger"</text:span><text:span text:style-name="T17">,</text:span></text:p>
      <text:p text:style-name="P21">        <text:span text:style-name="T30">"pins"</text:span><text:span text:style-name="T17">: [</text:span></text:p>
      <text:p text:style-name="P21">            <text:span text:style-name="T17">{</text:span><text:span text:style-name="T30">"name"</text:span><text:span text:style-name="T17">: </text:span><text:span text:style-name="T37">"AD1_TDI"</text:span><text:span text:style-name="T17">, </text:span><text:span text:style-name="T30">"addr"</text:span><text:span text:style-name="T17">: 12},</text:span></text:p>
      <text:p text:style-name="P21">            <text:span text:style-name="T17">{</text:span><text:span text:style-name="T30">"name"</text:span><text:span text:style-name="T17">: </text:span><text:span text:style-name="T37">"AD0_TCK"</text:span><text:span text:style-name="T17">, </text:span><text:span text:style-name="T30">"addr"</text:span><text:span text:style-name="T17">: 13},</text:span></text:p>
      <text:p text:style-name="P21">            <text:span text:style-name="T17">{</text:span><text:span text:style-name="T30">"name"</text:span><text:span text:style-name="T17">: </text:span><text:span text:style-name="T37">"AD3_TMS"</text:span><text:span text:style-name="T17">, </text:span><text:span text:style-name="T30">"addr"</text:span><text:span text:style-name="T17">: 14},</text:span></text:p>
      <text:p text:style-name="P21">            <text:span text:style-name="T17">{</text:span><text:span text:style-name="T30">"name"</text:span><text:span text:style-name="T17">: </text:span><text:span text:style-name="T37">"AD2_TDO"</text:span><text:span text:style-name="T17">, </text:span><text:span text:style-name="T30">"addr"</text:span><text:span text:style-name="T17">: 15},</text:span></text:p>
      <text:p text:style-name="P21">            <text:span text:style-name="T17">{</text:span><text:span text:style-name="T30">"name"</text:span><text:span text:style-name="T17">: </text:span><text:span text:style-name="T37">"U0_TXD"</text:span><text:span text:style-name="T17">, </text:span><text:span text:style-name="T30">"addr"</text:span><text:span text:style-name="T17">: 1},</text:span></text:p>
      <text:p text:style-name="P21">            <text:span text:style-name="T17">{</text:span><text:span text:style-name="T30">"name"</text:span><text:span text:style-name="T17">: </text:span><text:span text:style-name="T37">"U0_RXD"</text:span><text:span text:style-name="T17">, </text:span><text:span text:style-name="T30">"addr"</text:span><text:span text:style-name="T17">: 3}</text:span></text:p>
      <text:p text:style-name="P21">          <text:span text:style-name="T17">]</text:span></text:p>
      <text:p text:style-name="P21">      <text:span text:style-name="T17">},</text:span></text:p>
      <text:p text:style-name="P21">      <text:span text:style-name="T17">{</text:span></text:p>
      <text:p text:style-name="P21">        <text:span text:style-name="T30">"name"</text:span><text:span text:style-name="T17">: </text:span><text:span text:style-name="T37">"devboard"</text:span><text:span text:style-name="T17">,</text:span></text:p>
      <text:p text:style-name="P21">        <text:span text:style-name="T30">"pins"</text:span><text:span text:style-name="T17">: [</text:span></text:p>
      <text:p text:style-name="P21">            <text:span text:style-name="T17">{</text:span><text:span text:style-name="T30">"name"</text:span><text:span text:style-name="T17">: </text:span><text:span text:style-name="T37">"DEV_SCK"</text:span><text:span text:style-name="T17">, </text:span><text:span text:style-name="T30">"addr"</text:span><text:span text:style-name="T17">: 6},</text:span></text:p>
      <text:p text:style-name="P21">            <text:span text:style-name="T17">{</text:span><text:span text:style-name="T30">"name"</text:span><text:span text:style-name="T17">: </text:span><text:span text:style-name="T37">"DEV_SDO"</text:span><text:span text:style-name="T17">, </text:span><text:span text:style-name="T30">"addr"</text:span><text:span text:style-name="T17">: 7},</text:span></text:p>
      <text:p text:style-name="P21">            <text:span text:style-name="T17">{</text:span><text:span text:style-name="T30">"name"</text:span><text:span text:style-name="T17">: </text:span><text:span text:style-name="T37">"DEV_SDI"</text:span><text:span text:style-name="T17">, </text:span><text:span text:style-name="T30">"addr"</text:span><text:span text:style-name="T17">: 8},</text:span></text:p>
      <text:p text:style-name="P21">            <text:span text:style-name="T17">{</text:span><text:span text:style-name="T30">"name"</text:span><text:span text:style-name="T17">: </text:span><text:span text:style-name="T37">"DEV_SHD"</text:span><text:span text:style-name="T17">, </text:span><text:span text:style-name="T30">"addr"</text:span><text:span text:style-name="T17">: 9},</text:span></text:p>
      <text:p text:style-name="P21">            <text:span text:style-name="T17">{</text:span><text:span text:style-name="T30">"name"</text:span><text:span text:style-name="T17">: </text:span><text:span text:style-name="T37">"DEV_SWP"</text:span><text:span text:style-name="T17">, </text:span><text:span text:style-name="T30">"addr"</text:span><text:span text:style-name="T17">: 10},</text:span></text:p>
      <text:p text:style-name="P21">            <text:span text:style-name="T17">{</text:span><text:span text:style-name="T30">"name"</text:span><text:span text:style-name="T17">: </text:span><text:span text:style-name="T37">"DEV_CSC"</text:span><text:span text:style-name="T17">, </text:span><text:span text:style-name="T30">"addr"</text:span><text:span text:style-name="T17">: 11}</text:span></text:p>
      <text:p text:style-name="P21">          <text:span text:style-name="T17">]</text:span></text:p>
      <text:p text:style-name="P21">      <text:span text:style-name="T17">}</text:span></text:p>
      <text:p text:style-name="P21">    <text:span text:style-name="T17">]</text:span></text:p>
      <text:p text:style-name="P21">  <text:span text:style-name="T17">}]</text:span></text:p>
      <text:p text:style-name="P28">}</text:p>
      <text:p text:style-name="P30"><text:soft-page-break/></text:p>
      <text:p text:style-name="Text_20_body"/>
      <text:h text:style-name="Heading_20_3" text:outline-level="3">Configuring inputs </text:h>
      <text:p text:style-name="P46"><text:span text:style-name="T51">Inputs are configured within “inputs” group. </text:span>Pin name is can be up to 15 characters + terminating ‘\0’. Use only ‘a’ - ‘z’, ‘A’ - ‘Z’, ‘0’ - ‘1’ and underscore ‘_’ characters. <text:span text:style-name="T43">The pin name will be used in C code as written. Address “addr” is GPIO pin address. </text:span></text:p>
      <text:p text:style-name="P46"/>
      <text:p text:style-name="P45">The attributes for inputs <text:s/></text:p>
      <text:list xml:id="list679288118" text:style-name="L2">
        <text:list-item>
          <text:p text:style-name="P58">pull-up: <text:span text:style-name="T45">Set 1 to enable pull-up resistor on input.</text:span></text:p>
        </text:list-item>
        <text:list-item>
          <text:p text:style-name="P60">pull-<text:span text:style-name="T47">down</text:span>: <text:span text:style-name="T45">Set 1 to enable pull-down resistor on input.</text:span></text:p>
        </text:list-item>
        <text:list-item>
          <text:p text:style-name="P76">touch: Set 1 to define this input as touch sensor (this is set up here, even signal may be analog): </text:p>
        </text:list-item>
        <text:list-item>
          <text:p text:style-name="P58">interrupt: <text:span text:style-name="T45">Set 1 to t</text:span>rigger HW interrupt when pin state changes, either falling edge, rising edge or both. <text:span text:style-name="T46">Edge on which to trigger is in C code.</text:span></text:p>
        </text:list-item>
      </text:list>
      <text:p text:style-name="P57"/>
      <text:p text:style-name="P68">Examples</text:p>
      <text:p text:style-name="P29"><text:span text:style-name="T24">          </text:span><text:span text:style-name="T25">{</text:span><text:span text:style-name="T31">"name"</text:span><text:span text:style-name="T25">: </text:span><text:span text:style-name="T39">"gazerbeam"</text:span><text:span text:style-name="T25">, </text:span><text:span text:style-name="T31">"addr"</text:span><text:span text:style-name="T25">: 39, </text:span><text:span text:style-name="T31">"interrupt"</text:span><text:span text:style-name="T25">: 1},</text:span></text:p>
      <text:p text:style-name="P22">          <text:span text:style-name="T17">{</text:span><text:span text:style-name="T30">"name"</text:span><text:span text:style-name="T17">: </text:span><text:span text:style-name="T37">"dip_switch_3"</text:span><text:span text:style-name="T17">, </text:span><text:span text:style-name="T30">"addr"</text:span><text:span text:style-name="T17">: 34, </text:span><text:span text:style-name="T30">"pull-up"</text:span><text:span text:style-name="T17">: 1},</text:span></text:p>
      <text:p text:style-name="P44"/>
      <text:h text:style-name="P9" text:outline-level="3">Configuring <text:span text:style-name="T44">outputs</text:span></text:h>
      <text:p text:style-name="P48"><text:span text:style-name="T50">Configuring outputs under “outputs” group is similar to configuring inputs.</text:span></text:p>
      <text:p text:style-name="P48"/>
      <text:p text:style-name="P47">The attributes for inputs <text:s/></text:p>
      <text:list xml:id="list202025729392143" text:continue-numbering="true" text:style-name="L2">
        <text:list-item>
          <text:p text:style-name="P59">pull-up: <text:span text:style-name="T49">Set 1 to enable pull-up resistor on output.</text:span></text:p>
        </text:list-item>
        <text:list-item>
          <text:p text:style-name="P61">pull-<text:span text:style-name="T48">down</text:span>: <text:span text:style-name="T49">Set 1 to enable pull-down resistor on output.</text:span></text:p>
        </text:list-item>
      </text:list>
      <text:p text:style-name="P64"/>
      <text:p text:style-name="P69">Example</text:p>
      <text:p text:style-name="P23">          <text:span text:style-name="T17">{</text:span><text:span text:style-name="T30">"name"</text:span><text:span text:style-name="T17">: </text:span><text:span text:style-name="T37">"led_builtin"</text:span><text:span text:style-name="T17">, </text:span><text:span text:style-name="T30">"addr"</text:span><text:span text:style-name="T17">: </text:span><text:span text:style-name="T18">33</text:span><text:span text:style-name="T17">}</text:span></text:p>
      <text:p text:style-name="P31"><text:span text:style-name="T25"/></text:p>
      <text:h text:style-name="P10" text:outline-level="3">Configuring <text:span text:style-name="T52">analog inputs</text:span></text:h>
      <text:p text:style-name="P51"><text:span text:style-name="T53">Analog inputs are configured within “analog_inputs” group. </text:span></text:p>
      <text:p text:style-name="P49"/>
      <text:p text:style-name="P49">The attributes for <text:span text:style-name="T62">analog</text:span> inputs <text:s/></text:p>
      <text:list xml:id="list202026694424622" text:continue-numbering="true" text:style-name="L2">
        <text:list-item>
          <text:p text:style-name="P85">addr: GPIO pin address.</text:p>
        </text:list-item>
        <text:list-item>
          <text:p text:style-name="P79"><text:span text:style-name="T52">max</text:span>: <text:span text:style-name="T52">Set maximum value for analog input. Typically set by number AD conversion resolution, 1023 for 10-bit ADC and 4095 for 12 bit ADC, etc. Application and IOCOM link can use this setting to scale value to known units, which is useful if for example newer version of the hardware has higher ADC resolution.</text:span></text:p>
        </text:list-item>
      </text:list>
      <text:p text:style-name="P65"/>
      <text:p text:style-name="P70">Example</text:p>
      <text:p text:style-name="P24">          <text:span text:style-name="T17">{</text:span><text:span text:style-name="T30">"name"</text:span><text:span text:style-name="T17">: </text:span><text:span text:style-name="T37">"potentiometer"</text:span><text:span text:style-name="T17">, </text:span><text:span text:style-name="T30">"addr"</text:span><text:span text:style-name="T17">: 26, </text:span><text:span text:style-name="T30">"max"</text:span><text:span text:style-name="T17">: 4095}</text:span></text:p>
      <text:p text:style-name="P32"><text:span text:style-name="T25"/></text:p>
      <text:h text:style-name="P11" text:outline-level="3"><text:soft-page-break/>Configuring <text:span text:style-name="T52">analog outputs</text:span></text:h>
      <text:p text:style-name="P50"><text:span text:style-name="T53">Analog outputs are configured within “analog_outputs” group. </text:span></text:p>
      <text:p text:style-name="P50"/>
      <text:p text:style-name="P50">The attributes for <text:span text:style-name="T62">analog outputs</text:span></text:p>
      <text:list xml:id="list202025097317060" text:continue-numbering="true" text:style-name="L2">
        <text:list-item>
          <text:p text:style-name="P77"><text:span text:style-name="T52">max</text:span>: <text:span text:style-name="T52">Set maximum value for analog output. Typically set by number D/A conversion resolution, 1023 for 10-bit DAC and 4095 for 12 bit DAC, etc.</text:span></text:p>
        </text:list-item>
      </text:list>
      <text:p text:style-name="P81"/>
      <text:p text:style-name="P71">Example</text:p>
      <text:p text:style-name="P25">          <text:span text:style-name="T17">{</text:span><text:span text:style-name="T30">"name"</text:span><text:span text:style-name="T17">: </text:span><text:span text:style-name="T37">"</text:span><text:span text:style-name="T38">myaout</text:span><text:span text:style-name="T37">"</text:span><text:span text:style-name="T17">, </text:span><text:span text:style-name="T30">"addr"</text:span><text:span text:style-name="T17">: 2</text:span><text:span text:style-name="T19">5</text:span><text:span text:style-name="T17">, </text:span><text:span text:style-name="T30">"max"</text:span><text:span text:style-name="T17">: 4095}</text:span></text:p>
      <text:p text:style-name="P33"><text:span text:style-name="T25"/></text:p>
      <text:h text:style-name="P12" text:outline-level="3"><text:span text:style-name="T54">Configuring PWM</text:span></text:h>
      <text:p text:style-name="P52"><text:span text:style-name="T72">PWM pins are configured within “pwm” group. </text:span></text:p>
      <text:p text:style-name="P52">The attributes for <text:span text:style-name="T59">PWM pin</text:span></text:p>
      <text:list xml:id="list202026712394202" text:continue-numbering="true" text:style-name="L2">
        <text:list-item>
          <text:p text:style-name="P86">bank: PWM channel?</text:p>
        </text:list-item>
        <text:list-item>
          <text:p text:style-name="P84">addr: GPIO pin address.</text:p>
        </text:list-item>
        <text:list-item>
          <text:p text:style-name="P86">frequency: PWM frequency in Hz, max 65535.</text:p>
        </text:list-item>
        <text:list-item>
          <text:p text:style-name="P86">frequency-kHz: PWM frequency kHz. This is used instead of “frequency” to set higher frequencies than 65kHz. </text:p>
        </text:list-item>
        <text:list-item>
          <text:p text:style-name="P86">resolution: Number of bits in PWM signal. If set to 12, values range from 0 to 4095. For example 2048 would mean that pin is on 50% of time <text:span text:style-name="T61">(50% duty cycle)</text:span>. <text:s/><text:span text:style-name="T60">If generating clock pulse, set 1 bit.</text:span></text:p>
        </text:list-item>
        <text:list-item>
          <text:p text:style-name="P78"><text:span text:style-name="T52">max</text:span>: <text:span text:style-name="T52">Set maximum value for analog output. Typically set by number D/A conversion resolution, 1023 for 10-bit DAC and 4095 for 12 bit DAC, etc.</text:span></text:p>
        </text:list-item>
        <text:list-item>
          <text:p text:style-name="P89">init: Set initial value. for example 1024 with 12 bit resolution would mean 25% duty cycle.</text:p>
        </text:list-item>
      </text:list>
      <text:p text:style-name="P82"/>
      <text:p text:style-name="P72">Example</text:p>
      <text:p text:style-name="P26">          <text:span text:style-name="T17">{</text:span><text:span text:style-name="T30">"name"</text:span><text:span text:style-name="T17">: </text:span><text:span text:style-name="T37">"servo"</text:span><text:span text:style-name="T17">, </text:span><text:span text:style-name="T30">"bank"</text:span><text:span text:style-name="T17">: 0, </text:span><text:span text:style-name="T30">"addr"</text:span><text:span text:style-name="T17">: 22, </text:span><text:span text:style-name="T30">"frequency"</text:span><text:span text:style-name="T17">: 50, </text:span><text:span text:style-name="T30">"resolution"</text:span><text:span text:style-name="T17">: 12, </text:span><text:span text:style-name="T30">"init"</text:span><text:span text:style-name="T17">: 2048, </text:span><text:span text:style-name="T30">"max"</text:span><text:span text:style-name="T17">: 4095},</text:span></text:p>
      <text:p text:style-name="P20"><text:span text:style-name="T58">          </text:span><text:span text:style-name="T20">{</text:span><text:span text:style-name="T27">"name"</text:span><text:span text:style-name="T20">: </text:span><text:span text:style-name="T34">"ccd_clock"</text:span><text:span text:style-name="T20">,  </text:span><text:span text:style-name="T27">"bank"</text:span><text:span text:style-name="T20">: 0, </text:span><text:span text:style-name="T27">"addr"</text:span><text:span text:style-name="T20">: 22, </text:span><text:span text:style-name="T27">"timer"</text:span><text:span text:style-name="T20">: 0, </text:span><text:span text:style-name="T27">"frequency-kHz"</text:span><text:span text:style-name="T20">: 10000, </text:span><text:span text:style-name="T27">"resolution"</text:span><text:span text:style-name="T20">: 1}</text:span></text:p>
      <text:p text:style-name="P34"><text:span text:style-name="T25"/></text:p>
      <text:h text:style-name="P13" text:outline-level="3">Configuring <text:span text:style-name="T64">SPI bus</text:span></text:h>
      <text:p text:style-name="P53"><text:span text:style-name="T71">SPI buses are configured within “spi” group. </text:span></text:p>
      <text:p text:style-name="P53"/>
      <text:p text:style-name="P53">The attributes for <text:span text:style-name="T64">SPI bus</text:span></text:p>
      <text:list xml:id="list202025151273007" text:continue-numbering="true" text:style-name="L2">
        <text:list-item>
          <text:p text:style-name="P90">addr: SPI bus number to configure.</text:p>
        </text:list-item>
        <text:list-item>
          <text:p text:style-name="P80"><text:span text:style-name="T52">max</text:span>: <text:span text:style-name="T52">Set maximum value for analog output. Typically set by number D/A conversion resolution, 1023 for 10-bit DAC and 4095 for 12 bit DAC, etc.</text:span></text:p>
        </text:list-item>
        <text:list-item>
          <text:p text:style-name="P91">miso: Sets GPIO pin address for MISO (master in, slave out) signal.</text:p>
        </text:list-item>
        <text:list-item>
          <text:p text:style-name="P91">mosi: Sets GPIO pin address for MOSI (master out, slave in)signal.</text:p>
        </text:list-item>
        <text:list-item>
          <text:p text:style-name="P91">sclk: Sets GPIO pin address for SCLK (clock) signal.</text:p>
        </text:list-item>
        <text:list-item>
          <text:p text:style-name="P91"><text:span text:style-name="T65">cs</text:span>: Sets GPIO pin address for <text:span text:style-name="T65">CS (chip select) </text:span>signal. <text:span text:style-name="T66">This enables a specific SPI device.</text:span></text:p>
        </text:list-item>
        <text:list-item>
          <text:p text:style-name="P92"><text:span text:style-name="T67">dc</text:span>: <text:span text:style-name="T67">Needed for some devices, like some TFT displays. Sets data control GPIO pin address.</text:span></text:p>
        </text:list-item>
      </text:list>
      <text:p text:style-name="P83"/>
      <text:p text:style-name="P73">Example</text:p>
      <text:p text:style-name="P27"><text:span text:style-name="T63">          </text:span><text:span text:style-name="T21">{</text:span><text:span text:style-name="T28">"name"</text:span><text:span text:style-name="T21">: </text:span><text:span text:style-name="T35">"tft_spi"</text:span><text:span text:style-name="T21">, </text:span><text:span text:style-name="T28">"addr"</text:span><text:span text:style-name="T21">: 0, </text:span><text:span text:style-name="T28">"miso"</text:span><text:span text:style-name="T21">: 19, </text:span><text:span text:style-name="T28">"mosi"</text:span><text:span text:style-name="T21">: 23, </text:span><text:span text:style-name="T28">"sclk"</text:span><text:span text:style-name="T21">: 18, </text:span><text:span text:style-name="T28">"dc"</text:span><text:span text:style-name="T21">: 2}</text:span></text:p>
      <text:p text:style-name="P35"><text:soft-page-break/><text:span text:style-name="T25"/></text:p>
      <text:h text:style-name="P14" text:outline-level="3">Configuring <text:span text:style-name="T68">timers</text:span></text:h>
      <text:p text:style-name="P54"><text:span text:style-name="T73">Timers are used to trigger timed interrupts.</text:span></text:p>
      <text:p text:style-name="P54"/>
      <text:p text:style-name="P54"><text:span text:style-name="T69">Timer a</text:span>ttributes</text:p>
      <text:list xml:id="list202026111410046" text:continue-numbering="true" text:style-name="L2">
        <text:list-item>
          <text:p text:style-name="P62"><text:span text:style-name="T70">bank</text:span>: <text:span text:style-name="T49">.</text:span></text:p>
        </text:list-item>
        <text:list-item>
          <text:p text:style-name="P62"><text:span text:style-name="T70">addr</text:span>: </text:p>
        </text:list-item>
        <text:list-item>
          <text:p text:style-name="P94">timer: Timer number ?</text:p>
        </text:list-item>
        <text:list-item>
          <text:p text:style-name="P87">frequency: PWM frequency in Hz, max 65535.</text:p>
        </text:list-item>
        <text:list-item>
          <text:p text:style-name="P87">frequency-kHz: PWM frequency kHz. This is used instead of “frequency” to set higher frequencies than 65kHz. </text:p>
        </text:list-item>
      </text:list>
      <text:p text:style-name="P66"/>
      <text:p text:style-name="P74">Example</text:p>
      <text:p text:style-name="P17"><text:span text:style-name="T57">          </text:span><text:span text:style-name="T22">{</text:span><text:span text:style-name="T29">"name"</text:span><text:span text:style-name="T22">: </text:span><text:span text:style-name="T36">"igc_timer"</text:span><text:span text:style-name="T22">,  </text:span><text:span text:style-name="T29">"bank"</text:span><text:span text:style-name="T22">: 0, </text:span><text:span text:style-name="T29">"addr"</text:span><text:span text:style-name="T22">: 0, </text:span><text:span text:style-name="T29">"timer"</text:span><text:span text:style-name="T22">: 0, </text:span><text:span text:style-name="T29">"frequency-kHz"</text:span><text:span text:style-name="T22">: 250, </text:span><text:span text:style-name="T29">"resolution"</text:span><text:span text:style-name="T22">: 1},</text:span>         </text:p>
      <text:p text:style-name="P93"><text:span text:style-name="T25"/></text:p>
      <text:h text:style-name="P15" text:outline-level="3">Configuring <text:span text:style-name="T74">UARTS</text:span></text:h>
      <text:p text:style-name="P55"><text:span text:style-name="T74">Serial port UARTS are configured same way regardless of signal levels, difference between TTL level, RS232, RS422.</text:span></text:p>
      <text:p text:style-name="P55"/>
      <text:p text:style-name="P55"><text:span text:style-name="T77">UART a</text:span>ttributes</text:p>
      <text:list xml:id="list202025182900707" text:continue-numbering="true" text:style-name="L2">
        <text:list-item>
          <text:p text:style-name="P63"><text:span text:style-name="T70">addr</text:span>: <text:span text:style-name="T74">UART number.</text:span></text:p>
        </text:list-item>
        <text:list-item>
          <text:p text:style-name="P95"><text:span text:style-name="T75">rx</text:span>: <text:span text:style-name="T75">Receive data GPIO pin address.</text:span></text:p>
        </text:list-item>
        <text:list-item>
          <text:p text:style-name="P96"><text:span text:style-name="T75">tx</text:span>: <text:span text:style-name="T75">Transmit data GPIO pin address.</text:span></text:p>
        </text:list-item>
        <text:list-item>
          <text:p text:style-name="P97"><text:span text:style-name="T78">tc</text:span>: <text:span text:style-name="T75">Transmit control GPIO pin address (reserved for future).</text:span></text:p>
        </text:list-item>
        <text:list-item>
          <text:p text:style-name="P88"><text:span text:style-name="T76">speed</text:span>: <text:span text:style-name="T76">Baud rate, divided by 100. Set for example 96 for 9600 bps</text:span>.</text:p>
        </text:list-item>
      </text:list>
      <text:p text:style-name="P67"/>
      <text:p text:style-name="P75">Example</text:p>
      <text:p text:style-name="P19"><text:span text:style-name="T57">          </text:span><text:span text:style-name="T55">{</text:span><text:span text:style-name="T32">"name"</text:span><text:span text:style-name="T55">: </text:span><text:span text:style-name="T40">"uart2"</text:span><text:span text:style-name="T55">, </text:span><text:span text:style-name="T32">"addr"</text:span><text:span text:style-name="T55">: 2, </text:span><text:span text:style-name="T32">"rx"</text:span><text:span text:style-name="T55">: 16, </text:span><text:span text:style-name="T32">"tx"</text:span><text:span text:style-name="T55">: 17, </text:span><text:span text:style-name="T32">"</text:span><text:span text:style-name="T33">speed</text:span><text:span text:style-name="T32">"</text:span><text:span text:style-name="T55">: </text:span><text:span text:style-name="T56">96</text:span><text:span text:style-name="T55">}</text:span></text:p>
      <text:p text:style-name="P18"><text:span text:style-name="T57"/></text:p>
      <text:h text:style-name="P16" text:outline-level="3">Configuring <text:span text:style-name="T79">pins reserved for debugger and development board</text:span></text:h>
      <text:p text:style-name="P98">These are skipped by pins-to-c.py script and cannot be accessed from C code. Reason for these to be defined here is to avoid accidentally using a reserved pin, and in future to include these in IO documentation once we have automatic JSON configuration to document converter written.</text:p>
      <text:p text:style-name="P56"><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Garuda" svg:font-family="Garud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3-26T20:18:05.440603327</dc:date>
    <meta:editing-duration>P2DT12H16M2S</meta:editing-duration>
    <meta:editing-cycles>313</meta:editing-cycles>
    <meta:generator>LibreOffice/6.2.4.2$Linux_X86_64 LibreOffice_project/20$Build-2</meta:generator>
    <meta:document-statistic meta:table-count="0" meta:image-count="0" meta:object-count="0" meta:page-count="5" meta:paragraph-count="154" meta:word-count="1248" meta:character-count="8158" meta:non-whitespace-character-count="6451"/>
  </office:meta>
</office:document-meta>
</file>